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paragraph-rsid="00396550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onsolas"/>
    </style:style>
    <style:style style:name="P5" style:family="paragraph" style:parent-style-name="Standard">
      <style:text-properties style:font-name="Open Sans" officeooo:paragraph-rsid="00371c45"/>
    </style:style>
    <style:style style:name="P6" style:family="paragraph" style:parent-style-name="Standard">
      <style:text-properties style:font-name="Open Sans" officeooo:rsid="00371c45" officeooo:paragraph-rsid="00371c45"/>
    </style:style>
    <style:style style:name="P7" style:family="paragraph" style:parent-style-name="Text_20_body" style:list-style-name="L1" style:master-page-name="">
      <style:paragraph-properties fo:margin-top="0in" fo:margin-bottom="0.0835in" loext:contextual-spacing="false" fo:text-align="start" style:justify-single-word="false" style:page-number="auto"/>
      <style:text-properties officeooo:paragraph-rsid="0037d8d1"/>
    </style:style>
    <style:style style:name="P8" style:family="paragraph" style:parent-style-name="Text_20_body" style:list-style-name="L1">
      <style:paragraph-properties fo:margin-top="0in" fo:margin-bottom="0.0835in" loext:contextual-spacing="false" fo:text-align="start" style:justify-single-word="false"/>
      <style:text-properties officeooo:paragraph-rsid="0037d8d1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71c45" officeooo:paragraph-rsid="00371c45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2829f8"/>
    </style:style>
    <style:style style:name="T3" style:family="text">
      <style:text-properties style:font-name="Open Sans" fo:font-weight="bold" officeooo:rsid="0037d8d1" style:font-weight-asian="bold" style:font-weight-complex="bold"/>
    </style:style>
    <style:style style:name="T4" style:family="text">
      <style:text-properties style:font-name="Open Sans" fo:font-weight="bold" officeooo:rsid="00396550" style:font-weight-asian="bold" style:font-weight-complex="bold"/>
    </style:style>
    <style:style style:name="T5" style:family="text">
      <style:text-properties style:font-name="Open Sans" fo:font-weight="normal" officeooo:rsid="0037d8d1" style:font-weight-asian="normal" style:font-weight-complex="normal"/>
    </style:style>
    <style:style style:name="T6" style:family="text">
      <style:text-properties style:font-name="Open Sans" fo:font-weight="normal" officeooo:rsid="003bbb7f" style:font-weight-asian="normal" style:font-weight-complex="normal"/>
    </style:style>
    <style:style style:name="T7" style:family="text">
      <style:text-properties style:font-name="Open Sans" officeooo:rsid="0037d8d1"/>
    </style:style>
    <style:style style:name="T8" style:family="text">
      <style:text-properties style:font-name="Open Sans" officeooo:rsid="00396550"/>
    </style:style>
    <style:style style:name="T9" style:family="text">
      <style:text-properties style:font-name="Open Sans" officeooo:rsid="003d213f"/>
    </style:style>
    <style:style style:name="T10" style:family="text">
      <style:text-properties style:font-name="Open Sans" officeooo:rsid="003f9881"/>
    </style:style>
    <style:style style:name="T11" style:family="text">
      <style:text-properties officeooo:rsid="00371c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in Change</text:p>
      <text:p text:style-name="P1">Time limit: 1 sec</text:p>
      <text:p text:style-name="P5"><text:tab/><text:span text:style-name="T11">Baht currency is denominated into 1000, 500, 100, 50, 20 bank notes and into 10, 5, 2, 1 coins. In this denomination, we can easily represent any amount of money by trying to use the largest denomination first and then proceed to the smaller one. <text:s/>This approach always results in minimal number of notes and coins. However, if the currency is denominated differently, this approach might not yield the minimal number of notes and coins. </text:span></text:p>
      <text:p text:style-name="P6"><text:tab/>For example, if we have 5, 4, 1 baht coins and wish to represent the value of 8. The largest first approach would yield one of 5 baht coin and 3 of 1 baht coin. However, the optimal representation would be two of 4 coins. In this problem, denominations are given and we wish to compute the representation of money that uses the smallest number of notes and coins. </text:p>
      <text:h text:style-name="P10" text:outline-level="1">Input</text:h>
      <text:list xml:id="list268624704817847749" text:style-name="L1">
        <text:list-item>
          <text:p text:style-name="P7"><text:span text:style-name="T2">The first line contains two integers, the number of denomination </text:span><text:span text:style-name="T3">N</text:span><text:span text:style-name="T2">, and the value of money to be represented </text:span><text:span text:style-name="T3">M </text:span><text:span text:style-name="T5">(1 &lt;= </text:span><text:span text:style-name="T3">N</text:span><text:span text:style-name="T5"> &lt;= </text:span><text:span text:style-name="T6">2</text:span><text:span text:style-name="T5">0 and 1 &lt;= </text:span><text:span text:style-name="T3">M</text:span><text:span text:style-name="T5"> &lt;= 10,000)</text:span><text:span text:style-name="T2">. </text:span></text:p>
        </text:list-item>
        <text:list-item>
          <text:p text:style-name="P8"><text:span text:style-name="T7">The second</text:span><text:span text:style-name="T2"> line contain</text:span><text:span text:style-name="T7">s</text:span><text:span text:style-name="T2"> </text:span><text:span text:style-name="T3">N</text:span><text:span text:style-name="T2"> integers that describe the denominations in decreasing order. It is also guaranteed that the last denomination is always </text:span><text:span text:style-name="T8">1. </text:span><text:span text:style-name="T9">Each denomination is not exceed </text:span><text:span text:style-name="T10">1,0</text:span><text:span text:style-name="T9">00.</text:span></text:p>
        </text:list-item>
      </text:list>
      <text:h text:style-name="P10" text:outline-level="1">Output</text:h>
      <text:p text:style-name="P2"><text:span text:style-name="T1"><text:tab/>The output contains a single integer representing the smallest number of <text:s/>denomination</text:span><text:span text:style-name="T8">s</text:span><text:span text:style-name="T1"> that can represent the value </text:span><text:span text:style-name="T4">M.</text:span></text:p>
      <text:h text:style-name="P10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4">4 28</text:p>
            <text:p text:style-name="P4">10 5 2 1</text:p>
          </table:table-cell>
          <table:table-cell table:style-name="Table1.A1" office:value-type="string">
            <text:p text:style-name="P4">5 <text:s/></text:p>
            <text:p text:style-name="P4"/>
          </table:table-cell>
        </table:table-row>
        <table:table-row table:style-name="Table1.1">
          <table:table-cell table:style-name="Table1.A3" office:value-type="string">
            <text:p text:style-name="P4">3 13</text:p>
            <text:p text:style-name="P4">5 4 1</text:p>
          </table:table-cell>
          <table:table-cell table:style-name="Table1.A3" office:value-type="string">
            <text:p text:style-name="P4">3</text:p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1T16:47:12.101663072</dc:date>
    <meta:editing-duration>PT2H8M42S</meta:editing-duration>
    <meta:editing-cycles>30</meta:editing-cycles>
    <meta:print-date>2014-09-09T23:50:22.741847462</meta:print-date>
    <meta:document-statistic meta:table-count="1" meta:image-count="0" meta:object-count="0" meta:page-count="1" meta:paragraph-count="18" meta:word-count="249" meta:character-count="1345" meta:non-whitespace-character-count="1105"/>
  </office:meta>
</office:document-meta>
</file>